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1.03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5" style:family="table-cell" style:parent-style-name="Default" style:data-style-name="N52"/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 programs</text:p>
          </table:table-cell>
          <table:table-cell office:value-type="string" calcext:value-type="string">
            <text:p>nominal le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max training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Useful</text:p>
          </table:table-cell>
        </table:table-row>
        <table:table-row table:style-name="ro1">
          <table:table-cell office:value-type="date" office:date-value="2023-07-26T21:37:00" calcext:value-type="date">
            <text:p>2023-07-26 21:37: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00?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Non-sequential saved files; old filtering scheme</text:p>
          </table:table-cell>
          <table:table-cell/>
        </table:table-row>
        <table:table-row table:style-name="ro1">
          <table:table-cell office:value-type="date" office:date-value="2023-07-27T21:38:00" calcext:value-type="date">
            <text:p>2023-07-27 21:38:00</text:p>
          </table:table-cell>
          <table:table-cell office:value-type="string" calcext:value-type="string">
            <text:p>dumb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02T18:20:15" calcext:value-type="date">
            <text:p>2023-08-02 18:20:15</text:p>
          </table:table-cell>
          <table:table-cell office:value-type="string" calcext:value-type="string">
            <text:p>dumber</text:p>
          </table:table-cell>
          <table:table-cell table:number-columns-repeated="3"/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failed</text:p>
          </table:table-cell>
          <table:table-cell/>
        </table:table-row>
        <table:table-row table:style-name="ro1">
          <table:table-cell office:value-type="date" office:date-value="2023-08-02T18:23:35" calcext:value-type="date">
            <text:p>2023-08-02 18:23:35</text:p>
          </table:table-cell>
          <table:table-cell office:value-type="string" calcext:value-type="string">
            <text:p>dumber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details unknown. I was probably working out the log format.</text:p>
          </table:table-cell>
          <table:table-cell/>
        </table:table-row>
        <table:table-row table:style-name="ro1">
          <table:table-cell office:value-type="date" office:date-value="2023-08-02T18:27:05" calcext:value-type="date">
            <text:p>2023-08-02 18:27:05</text:p>
          </table:table-cell>
          <table:table-cell office:value-type="string" calcext:value-type="string">
            <text:p>dumber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;2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05T12:45:38" calcext:value-type="date">
            <text:p>2023-08-05 12:45:38</text:p>
          </table:table-cell>
          <table:table-cell office:value-type="string" calcext:value-type="string">
            <text:p>fiveTwentyFive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1000?</text:p>
          </table:table-cell>
          <table:table-cell office:value-type="string" calcext:value-type="string">
            <text:p>5?</text:p>
          </table:table-cell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analysis files may be broken?</text:p>
          </table:table-cell>
          <table:table-cell/>
        </table:table-row>
        <table:table-row table:style-name="ro1">
          <table:table-cell office:value-type="date" office:date-value="2023-08-08T18:39:43" calcext:value-type="date">
            <text:p>2023-08-08 18:39:43</text:p>
          </table:table-cell>
          <table:table-cell office:value-type="string" calcext:value-type="string">
            <text:p>hundredLine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100?</text:p>
          </table:table-cell>
          <table:table-cell/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11T12:50:32" calcext:value-type="date">
            <text:p>2023-08-11 12:50:32</text:p>
          </table:table-cell>
          <table:table-cell office:value-type="string" calcext:value-type="string">
            <text:p>twelve</text:p>
          </table:table-cell>
          <table:table-cell office:value-type="float" office:value="550" calcext:value-type="float">
            <text:p>55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11T12:51:11" calcext:value-type="date">
            <text:p>2023-08-11 12:51:11</text:p>
          </table:table-cell>
          <table:table-cell office:value-type="string" calcext:value-type="string">
            <text:p>fixB</text:p>
          </table:table-cell>
          <table:table-cell office:value-type="float" office:value="853" calcext:value-type="float">
            <text:p>853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only on orion</text:p>
          </table:table-cell>
          <table:table-cell/>
        </table:table-row>
        <table:table-row table:style-name="ro1">
          <table:table-cell office:value-type="date" office:date-value="2023-08-11T19:28:06" calcext:value-type="date">
            <text:p>2023-08-11 19:28:0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what was this for?</text:p>
          </table:table-cell>
          <table:table-cell/>
        </table:table-row>
        <table:table-row table:style-name="ro1">
          <table:table-cell office:value-type="date" office:date-value="2023-08-11T20:13:20" calcext:value-type="date">
            <text:p>2023-08-11 20:13:20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1T20:15:32" calcext:value-type="date">
            <text:p>2023-08-11 20:15:32</text:p>
          </table:table-cell>
          <table:table-cell office:value-type="string" calcext:value-type="string">
            <text:p>testBatc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1T20:17:13" calcext:value-type="date">
            <text:p>2023-08-11 20:17:13</text:p>
          </table:table-cell>
          <table:table-cell office:value-type="string" calcext:value-type="string">
            <text:p>mini</text:p>
          </table:table-cell>
          <table:table-cell table:number-columns-repeated="3"/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run failed</text:p>
          </table:table-cell>
          <table:table-cell/>
        </table:table-row>
        <table:table-row table:style-name="ro1">
          <table:table-cell office:value-type="date" office:date-value="2023-08-12T01:49:26" calcext:value-type="date">
            <text:p>2023-08-12 01:49:26</text:p>
          </table:table-cell>
          <table:table-cell office:value-type="string" calcext:value-type="string">
            <text:p>testBatch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2T01:52:57" calcext:value-type="date">
            <text:p>2023-08-12 01:52:57</text:p>
          </table:table-cell>
          <table:table-cell office:value-type="string" calcext:value-type="string">
            <text:p>mini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12T01:55:24" calcext:value-type="date">
            <text:p>2023-08-12 01:55:24</text:p>
          </table:table-cell>
          <table:table-cell office:value-type="string" calcext:value-type="string">
            <text:p>centa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6" office:value-type="string" calcext:value-type="string">
            <text:p>8;5</text:p>
          </table:table-cell>
          <table:table-cell office:value-type="string" calcext:value-type="string">
            <text:p>gitignore/search</text:p>
          </table:table-cell>
          <table:table-cell/>
          <table:table-cell office:value-type="string" calcext:value-type="string">
            <text:p>no examples saved to laptop</text:p>
          </table:table-cell>
          <table:table-cell/>
        </table:table-row>
        <table:table-row table:style-name="ro1">
          <table:table-cell office:value-type="date" office:date-value="2023-08-12T01:55:40" calcext:value-type="date">
            <text:p>2023-08-12 01:55:40</text:p>
          </table:table-cell>
          <table:table-cell office:value-type="string" calcext:value-type="string">
            <text:p>kilo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string" calcext:value-type="string">
            <text:p>5?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16T17:00:14" calcext:value-type="date">
            <text:p>2023-08-16 17:00:14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clearly just checking if features worked.</text:p>
          </table:table-cell>
          <table:table-cell/>
        </table:table-row>
        <table:table-row table:style-name="ro1">
          <table:table-cell office:value-type="date" office:date-value="2023-08-16T17:23:42" calcext:value-type="date">
            <text:p>2023-08-16 17:23:42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6T17:50:00" calcext:value-type="date">
            <text:p>2023-08-16 17:50:00</text:p>
          </table:table-cell>
          <table:table-cell office:value-type="string" calcext:value-type="string">
            <text:p>mini_wide</text:p>
          </table:table-cell>
          <table:table-cell office:value-type="float" office:value="200" calcext:value-type="float">
            <text:p>20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tignore/search</text:p>
          </table:table-cell>
          <table:table-cell table:number-columns-repeated="3"/>
        </table:table-row>
        <table:table-row table:style-name="ro1">
          <table:table-cell office:value-type="date" office:date-value="2023-08-17T22:33:44" calcext:value-type="date">
            <text:p>2023-08-17 22:33:44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added time to csv?</text:p>
          </table:table-cell>
          <table:table-cell/>
        </table:table-row>
        <table:table-row table:style-name="ro1">
          <table:table-cell office:value-type="date" office:date-value="2023-08-17T22:39:10" calcext:value-type="date">
            <text:p>2023-08-17 22:39:10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7T22:41:19" calcext:value-type="date">
            <text:p>2023-08-17 22:41:19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7T22:42:50" calcext:value-type="date">
            <text:p>2023-08-17 22:42:50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7T22:52:40" calcext:value-type="date">
            <text:p>2023-08-17 22:52:40</text:p>
          </table:table-cell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 table:number-columns-repeated="3"/>
        </table:table-row>
        <table:table-row table:style-name="ro1">
          <table:table-cell office:value-type="date" office:date-value="2023-08-17T23:20:42" calcext:value-type="date">
            <text:p>2023-08-17 23:20:42</text:p>
          </table:table-cell>
          <table:table-cell office:value-type="string" calcext:value-type="string">
            <text:p>null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interrupted</text:p>
          </table:table-cell>
          <table:table-cell/>
        </table:table-row>
        <table:table-row table:style-name="ro1">
          <table:table-cell office:value-type="date" office:date-value="2023-08-18T13:20:28" calcext:value-type="date">
            <text:p>2023-08-18 13:20:28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interrupted</text:p>
          </table:table-cell>
          <table:table-cell/>
        </table:table-row>
        <table:table-row table:style-name="ro1">
          <table:table-cell office:value-type="date" office:date-value="2023-08-18T13:21:46" calcext:value-type="date">
            <text:p>2023-08-18 13:21:46</text:p>
          </table:table-cell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itignore</text:p>
          </table:table-cell>
          <table:table-cell/>
          <table:table-cell office:value-type="string" calcext:value-type="string">
            <text:p>interrupted</text:p>
          </table:table-cell>
          <table:table-cell/>
        </table:table-row>
        <table:table-row table:style-name="ro1">
          <table:table-cell office:value-type="date" office:date-value="2023-08-18T13:31:06" calcext:value-type="date">
            <text:p>2023-08-18 13:31:06</text:p>
          </table:table-cell>
          <table:table-cell office:value-type="string" calcext:value-type="string">
            <text:p>mini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tignore/scratch</text:p>
          </table:table-cell>
          <table:table-cell/>
          <table:table-cell office:value-type="string" calcext:value-type="string">
            <text:p>only on orion</text:p>
          </table:table-cell>
          <table:table-cell/>
        </table:table-row>
        <table:table-row table:style-name="ro1">
          <table:table-cell office:value-type="date" office:date-value="2023-08-18T14:27:21" calcext:value-type="date">
            <text:p>2023-08-18 14:27:21</text:p>
          </table:table-cell>
          <table:table-cell office:value-type="string" calcext:value-type="string">
            <text:p>medium</text:p>
          </table:table-cell>
          <table:table-cell office:value-type="float" office:value="88" calcext:value-type="float">
            <text:p>88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tignore/asymptote</text:p>
          </table:table-cell>
          <table:table-cell office:value-type="float" office:value="8192" calcext:value-type="float">
            <text:p>8192</text:p>
          </table:table-cell>
          <table:table-cell table:number-columns-repeated="2"/>
        </table:table-row>
        <table:table-row table:style-name="ro1">
          <table:table-cell office:value-type="date" office:date-value="2023-08-19T02:50:31" calcext:value-type="date">
            <text:p>2023-08-19 02:50:31</text:p>
          </table:table-cell>
          <table:table-cell office:value-type="string" calcext:value-type="string">
            <text:p>medium2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tignore/asymptote</text:p>
          </table:table-cell>
          <table:table-cell office:value-type="float" office:value="7578" calcext:value-type="float">
            <text:p>7578</text:p>
          </table:table-cell>
          <table:table-cell office:value-type="string" calcext:value-type="string">
            <text:p>Nice long asymptote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23-08-19T14:24:04" calcext:value-type="date">
            <text:p>2023-08-19 14:24:04</text:p>
          </table:table-cell>
          <table:table-cell office:value-type="string" calcext:value-type="string">
            <text:p>medium_HF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tignore/asymptote</text:p>
          </table:table-cell>
          <table:table-cell office:value-type="float" office:value="7578" calcext:value-type="float">
            <text:p>7578</text:p>
          </table:table-cell>
          <table:table-cell office:value-type="string" calcext:value-type="string">
            <text:p>data recovered to csv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date" office:date-value="2023-08-23T00:35:54" calcext:value-type="date">
            <text:p>2023-08-23 00:35:54</text:p>
          </table:table-cell>
          <table:table-cell office:value-type="string" calcext:value-type="string">
            <text:p>large_cube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itignore/cube_search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see 3-d graphs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date" office:date-value="2023-08-26T14:01:05" calcext:value-type="date">
            <text:p>2023-08-26 14:01:05</text:p>
          </table:table-cell>
          <table:table-cell office:value-type="string" calcext:value-type="string">
            <text:p>large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itignore/asymptote</text:p>
          </table:table-cell>
          <table:table-cell office:value-type="float" office:value="7578" calcext:value-type="float">
            <text:p>7578</text:p>
          </table:table-cell>
          <table:table-cell office:value-type="string" calcext:value-type="string">
            <text:p>maybe merge data with the followup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date" office:date-value="2023-08-26T21:27:09" calcext:value-type="date">
            <text:p>2023-08-26 21:27:09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&gt;80</text:p>
          </table:table-cell>
          <table:table-cell office:value-type="float" office:value="2000" calcext:value-type="float">
            <text:p>2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itignore/asymptote</text:p>
          </table:table-cell>
          <table:table-cell office:value-type="float" office:value="7578" calcext:value-type="float">
            <text:p>7578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?</text:p>
          </table:table-cell>
        </table:table-row>
        <table:table-row table:style-name="ro1" table:number-rows-repeated="104853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3">00/00/0000</text:date>, <text:time style:data-style-name="N2" text:time-value="19:26:29.9745623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30T11:06:19.094360334</meta:creation-date>
    <dc:date>2023-09-03T20:21:17.626416746</dc:date>
    <meta:editing-duration>PT1H16M44S</meta:editing-duration>
    <meta:editing-cycles>6</meta:editing-cycles>
    <meta:generator>LibreOffice/6.4.7.2$Linux_X86_64 LibreOffice_project/40$Build-2</meta:generator>
    <meta:document-statistic meta:table-count="1" meta:cell-count="239" meta:object-count="0"/>
  </office:meta>
</office:document-meta>
</file>